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620000016422478121F0E004F0.png" manifest:media-type="image/png"/>
  <manifest:file-entry manifest:full-path="Pictures/1000000100000762000000F1CA1FEC33E74782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099be0" officeooo:paragraph-rsid="00099be0" style:font-size-asian="19.25pt" style:font-size-complex="22pt"/>
    </style:style>
    <style:style style:name="P2" style:family="paragraph" style:parent-style-name="Standard">
      <style:text-properties fo:font-size="22pt" fo:font-weight="bold" officeooo:rsid="00099be0" officeooo:paragraph-rsid="00099be0" style:font-size-asian="19.25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0</text:p>
      <text:p text:style-name="P2">Q1.</text:p>
      <text:p text:style-name="P2"><draw:frame draw:style-name="fr1" draw:name="Image1" text:anchor-type="char" svg:x="-2cm" svg:y="0.101cm" svg:width="20.992cm" svg:height="6.152cm" draw:z-index="0"><draw:image xlink:href="Pictures/1000000100000762000000F1CA1FEC33E74782E5.png" xlink:type="simple" xlink:show="embed" xlink:actuate="onLoad" draw:mime-type="image/png"/></draw:frame></text:p>
      <text:p text:style-name="P2"/>
      <text:p text:style-name="P2"/>
      <text:p text:style-name="P2"/>
      <text:p text:style-name="P2">Q2.<draw:frame draw:style-name="fr1" draw:name="Image2" text:anchor-type="char" svg:x="-2cm" svg:y="1.58cm" svg:width="21.001cm" svg:height="8.204cm" draw:z-index="1"><draw:image xlink:href="Pictures/10000001000007620000016422478121F0E004F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2:36:39.103350900</meta:creation-date>
    <dc:date>2023-09-14T23:30:35.583466357</dc:date>
    <meta:editing-duration>PT53M57S</meta:editing-duration>
    <meta:editing-cycles>1</meta:editing-cycles>
    <meta:document-statistic meta:table-count="0" meta:image-count="2" meta:object-count="0" meta:page-count="1" meta:paragraph-count="3" meta:word-count="4" meta:character-count="19" meta:non-whitespace-character-count="18"/>
    <meta:generator>LibreOffice/7.3.7.2$Linux_X86_64 LibreOffice_project/30$Build-2</meta:generator>
  </office:meta>
</office:document-meta>
</file>